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e49a2" officeooo:paragraph-rsid="000e49a2"/>
    </style:style>
    <style:style style:name="P2" style:family="paragraph" style:parent-style-name="Standard">
      <style:text-properties officeooo:rsid="00103550" officeooo:paragraph-rsid="00103550"/>
    </style:style>
    <style:style style:name="P3" style:family="paragraph" style:parent-style-name="Standard">
      <style:text-properties officeooo:rsid="00121d12" officeooo:paragraph-rsid="00121d12"/>
    </style:style>
    <style:style style:name="P4" style:family="paragraph" style:parent-style-name="Standard">
      <style:text-properties officeooo:rsid="001309c2" officeooo:paragraph-rsid="001309c2"/>
    </style:style>
    <style:style style:name="P5" style:family="paragraph" style:parent-style-name="Standard">
      <style:text-properties officeooo:rsid="0014654d" officeooo:paragraph-rsid="0014654d"/>
    </style:style>
    <style:style style:name="P6" style:family="paragraph" style:parent-style-name="Standard">
      <style:text-properties officeooo:rsid="00165d8f" officeooo:paragraph-rsid="00165d8f"/>
    </style:style>
    <style:style style:name="P7" style:family="paragraph" style:parent-style-name="Standard">
      <style:text-properties officeooo:rsid="0018df89" officeooo:paragraph-rsid="0018df89"/>
    </style:style>
    <style:style style:name="P8" style:family="paragraph" style:parent-style-name="Standard">
      <style:text-properties officeooo:rsid="001b1085" officeooo:paragraph-rsid="001b1085"/>
    </style:style>
    <style:style style:name="P9" style:family="paragraph" style:parent-style-name="Standard">
      <style:text-properties officeooo:rsid="001ed0df" officeooo:paragraph-rsid="001ed0df"/>
    </style:style>
    <style:style style:name="P10" style:family="paragraph" style:parent-style-name="Standard">
      <style:text-properties officeooo:rsid="00220443" officeooo:paragraph-rsid="00220443"/>
    </style:style>
    <style:style style:name="P11" style:family="paragraph" style:parent-style-name="Standard">
      <style:text-properties officeooo:rsid="0022c52b" officeooo:paragraph-rsid="0022c52b"/>
    </style:style>
    <style:style style:name="P12" style:family="paragraph" style:parent-style-name="Standard">
      <style:text-properties officeooo:rsid="0023eacd" officeooo:paragraph-rsid="0023eacd"/>
    </style:style>
    <style:style style:name="P13" style:family="paragraph" style:parent-style-name="Standard">
      <style:text-properties officeooo:rsid="0024c337" officeooo:paragraph-rsid="0024c337"/>
    </style:style>
    <style:style style:name="P14" style:family="paragraph" style:parent-style-name="Standard">
      <style:text-properties officeooo:rsid="00271a8e" officeooo:paragraph-rsid="00271a8e"/>
    </style:style>
    <style:style style:name="P15" style:family="paragraph" style:parent-style-name="Standard">
      <style:text-properties fo:font-weight="bold" officeooo:rsid="000c7ba9" officeooo:paragraph-rsid="000c7ba9" style:font-weight-asian="bold" style:font-weight-complex="bold"/>
    </style:style>
    <style:style style:name="P16" style:family="paragraph" style:parent-style-name="Standard">
      <style:text-properties fo:font-weight="bold" officeooo:rsid="001309c2" officeooo:paragraph-rsid="001309c2" style:font-weight-asian="bold" style:font-weight-complex="bold"/>
    </style:style>
    <style:style style:name="T1" style:family="text">
      <style:text-properties officeooo:rsid="0014654d"/>
    </style:style>
    <style:style style:name="T2" style:family="text">
      <style:text-properties officeooo:rsid="00180d98"/>
    </style:style>
    <style:style style:name="T3" style:family="text">
      <style:text-properties officeooo:rsid="001be559"/>
    </style:style>
    <style:style style:name="T4" style:family="text">
      <style:text-properties officeooo:rsid="00209f2e"/>
    </style:style>
    <style:style style:name="T5" style:family="text">
      <style:text-properties officeooo:rsid="00276adb"/>
    </style:style>
    <style:style style:name="T6" style:family="text">
      <style:text-properties officeooo:rsid="00291f4a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ersonal Level:</text:p>
      <text:p text:style-name="P1">Control tech, don’t let tech control me. </text:p>
      <text:p text:style-name="P2">Have an awareness of the strengths and weaknesses of the technologies I’m using. </text:p>
      <text:p text:style-name="P3">Think about the opportunity cost of using a technology (I.e playing on phone may be a fun activity, but the time it takes up removes the possibility of doing non-technological stuff<text:span text:style-name="T1">)</text:span>. </text:p>
      <text:p text:style-name="P4">Everything in Moderation!!!!!</text:p>
      <text:p text:style-name="P4"/>
      <text:p text:style-name="P16">Worker Level:</text:p>
      <text:p text:style-name="P5">Don’t be evil. </text:p>
      <text:p text:style-name="P6">Think very hard about how <text:span text:style-name="T2">I would like being on the receiving end of that technology. </text:span></text:p>
      <text:p text:style-name="P7">Think about what p<text:span text:style-name="T6">re</text:span>-obsessed with job prospects Jeremy would think about the morality of the work/company. </text:p>
      <text:p text:style-name="P8">Provide moral objections to <text:span text:style-name="T3">things that are morally objectionable at company. </text:span></text:p>
      <text:p text:style-name="P9">If there is a reasonable alternative to a<text:span text:style-name="T4">n unethical</text:span> company that is not highly unethical, choose that company even if the pay is a bit lower. </text:p>
      <text:p text:style-name="P9"/>
      <text:p text:style-name="P10"><text:span text:style-name="T7">Societal Level</text:span>:</text:p>
      <text:p text:style-name="P11">If something terrible is happening that is making the world a cyber dystopia, protest against that. </text:p>
      <text:p text:style-name="P12">Don’t support something if you think its gonna create a cyber dystopia <text:span text:style-name="T5">(bascially vote with your wallet)</text:span>. </text:p>
      <text:p text:style-name="P13">Think about the impact not just on your country/class/race/gender/orientation, but also on the rest of the world. </text:p>
      <text:p text:style-name="P14">Don’t allow governments to use technologies to infringe on your rights at all unless absolutely necessary.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5:03:19.194840518</meta:creation-date>
    <meta:generator>LibreOffice/7.3.2.2$Linux_X86_64 LibreOffice_project/30$Build-2</meta:generator>
    <dc:date>2022-04-20T15:23:03.468221823</dc:date>
    <meta:editing-duration>PT19M33S</meta:editing-duration>
    <meta:editing-cycles>24</meta:editing-cycles>
    <meta:document-statistic meta:table-count="0" meta:image-count="0" meta:object-count="0" meta:page-count="1" meta:paragraph-count="16" meta:word-count="198" meta:character-count="1235" meta:non-whitespace-character-count="1041"/>
  </office:meta>
</office:document-meta>
</file>